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f pro text" svg:font-family="'sf pro text', apple-system, BlinkMacSystemFont, Roboto,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Contents_20_3">
      <style:paragraph-properties>
        <style:tab-stops>
          <style:tab-stop style:position="16.002cm" style:type="right" style:leader-style="dotted" style:leader-text="."/>
        </style:tab-stops>
      </style:paragraph-properties>
    </style:style>
    <style:style style:name="P3" style:family="paragraph" style:parent-style-name="Header">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Header">
      <style:paragraph-properties fo:text-align="center" style:justify-single-word="false" fo:padding="0.049cm" fo:border-left="none" fo:border-right="none" fo:border-top="none" fo:border-bottom="0.06pt solid #000000"/>
      <style:text-properties fo:font-size="14pt" fo:font-weight="bold" officeooo:rsid="00040ee2" officeooo:paragraph-rsid="00040ee2" style:font-size-asian="14pt" style:font-weight-asian="bold" style:font-size-complex="14pt" style:font-weight-complex="bold"/>
    </style:style>
    <style:style style:name="P5" style:family="paragraph" style:parent-style-name="Heading_20_2" style:list-style-name=""/>
    <style:style style:name="P6" style:family="paragraph" style:parent-style-name="Heading_20_2">
      <style:paragraph-properties fo:break-before="page"/>
    </style:style>
    <style:style style:name="P7" style:family="paragraph" style:parent-style-name="Heading_20_3" style:master-page-name="">
      <loext:graphic-properties draw:fill="none"/>
      <style:paragraph-properties fo:margin-left="2cm" fo:margin-right="0cm" fo:margin-top="0cm" fo:margin-bottom="0cm" loext:contextual-spacing="false" fo:text-indent="0cm" style:auto-text-indent="false" style:page-number="auto" fo:background-color="transparent" fo:padding="0cm" fo:border="none"/>
    </style:style>
    <style:style style:name="P8" style:family="paragraph" style:parent-style-name="Heading_20_3">
      <loext:graphic-properties draw:fill="none"/>
      <style:paragraph-properties fo:margin-left="2cm" fo:margin-right="0cm" fo:margin-top="0cm" fo:margin-bottom="0cm" loext:contextual-spacing="false" fo:text-indent="0cm" style:auto-text-indent="false" fo:background-color="transparent" fo:padding="0cm" fo:border="none"/>
    </style:style>
    <style:style style:name="P9" style:family="paragraph" style:parent-style-name="Heading_20_3">
      <loext:graphic-properties draw:fill="none"/>
      <style:paragraph-properties fo:margin-left="2cm" fo:margin-right="0cm" fo:text-indent="0cm" style:auto-text-indent="false" fo:background-color="transparent" fo:padding="0cm" fo:border="none"/>
    </style:style>
    <style:style style:name="P10" style:family="paragraph" style:parent-style-name="Heading_20_3">
      <loext:graphic-properties draw:fill="none"/>
      <style:paragraph-properties fo:margin-left="2cm" fo:margin-right="0cm" fo:text-align="justify" style:justify-single-word="false" fo:text-indent="0cm" style:auto-text-indent="false" fo:background-color="transparent" fo:padding="0cm" fo:border="none"/>
    </style:style>
    <style:style style:name="P11" style:family="paragraph" style:parent-style-name="Heading_20_4">
      <style:paragraph-properties fo:margin-left="0cm" fo:margin-right="0cm" fo:margin-top="0cm" fo:margin-bottom="0cm" loext:contextual-spacing="false" fo:line-height="110%" fo:orphans="60" fo:widows="2" fo:text-indent="0cm" style:auto-text-indent="false" fo:padding="0cm" fo:border="none"/>
      <style:text-properties fo:font-variant="normal" fo:text-transform="none" fo:color="#3c3b37" style:font-name="sf pro text" fo:font-size="18pt" fo:letter-spacing="normal" fo:font-style="normal" fo:font-weight="normal" loext:padding="0cm" loext:border="none"/>
    </style:style>
    <style:style style:name="P12"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fo:padding="0cm" fo:border="none"/>
      <style:text-properties fo:font-size="12pt" officeooo:rsid="00040ee2" officeooo:paragraph-rsid="00040ee2" style:font-size-asian="12pt" style:font-size-complex="12pt"/>
    </style:style>
    <style:style style:name="P13"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fo:padding="0cm" fo:border="none"/>
      <style:text-properties fo:font-size="12pt" officeooo:rsid="0007e7b5" officeooo:paragraph-rsid="0007e7b5" style:font-size-asian="12pt" style:font-size-complex="12pt"/>
    </style:style>
    <style:style style:name="P14" style:family="paragraph" style:parent-style-name="Text_20_body" style:list-style-name=""/>
    <style:style style:name="P15" style:family="paragraph" style:parent-style-name="Text_20_body" style:list-style-name="L2">
      <style:text-properties officeooo:paragraph-rsid="00080f1e"/>
    </style:style>
    <style:style style:name="P16" style:family="paragraph" style:parent-style-name="Text_20_body">
      <style:paragraph-properties fo:margin-left="0cm" fo:margin-right="0cm" fo:margin-top="0cm" fo:margin-bottom="0cm" loext:contextual-spacing="false" fo:orphans="60" fo:widows="2" fo:text-indent="0cm" style:auto-text-indent="false" fo:padding="0cm" fo:border="none"/>
    </style:style>
    <style:style style:name="P17" style:family="paragraph" style:parent-style-name="Text_20_body">
      <style:paragraph-properties fo:margin-left="0cm" fo:margin-right="0cm" fo:margin-top="0cm" fo:margin-bottom="0.529cm" loext:contextual-spacing="false" fo:orphans="60"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18" style:family="paragraph" style:parent-style-name="Text_20_body">
      <style:paragraph-properties fo:margin-left="0cm" fo:margin-right="0cm" fo:margin-top="0cm" fo:margin-bottom="0.529cm" loext:contextual-spacing="false" fo:orphans="60" fo:widows="2" fo:text-indent="0cm" style:auto-text-indent="false" fo:padding="0cm" fo:border="none"/>
    </style:style>
    <style:style style:name="P19" style:family="paragraph" style:parent-style-name="Text_20_body" style:master-page-name="">
      <loext:graphic-properties draw:fill="none"/>
      <style:paragraph-properties fo:margin-left="2cm" fo:margin-right="0cm" fo:margin-top="0cm" fo:margin-bottom="0.529cm" loext:contextual-spacing="false" fo:text-align="justify" style:justify-single-word="false" fo:orphans="0" fo:widows="0" fo:text-indent="0cm" style:auto-text-indent="false" style:page-number="auto" fo:background-color="transparent" fo:padding="0cm" fo:border="none" fo:keep-with-next="auto"/>
      <style:text-properties officeooo:paragraph-rsid="00040ee2"/>
    </style:style>
    <style:style style:name="P20" style:family="paragraph" style:parent-style-name="Text_20_body">
      <loext:graphic-properties draw:fill="none"/>
      <style:paragraph-properties fo:margin-left="2cm" fo:margin-right="0cm" fo:margin-top="0cm" fo:margin-bottom="0.529cm" loext:contextual-spacing="false" fo:text-align="justify" style:justify-single-word="false" fo:orphans="0" fo:widows="0" fo:text-indent="0cm" style:auto-text-indent="false" fo:background-color="transparent" fo:padding="0cm" fo:border="none" fo:keep-with-next="auto"/>
      <style:text-properties fo:font-variant="normal" fo:text-transform="none" fo:color="#3c3b37" style:font-name="sf pro text" fo:font-size="12pt" fo:letter-spacing="normal" fo:font-style="normal" fo:font-weight="normal" officeooo:paragraph-rsid="00040ee2" style:font-size-asian="12pt" style:font-size-complex="12pt" loext:padding="0cm" loext:border="none"/>
    </style:style>
    <style:style style:name="P21" style:family="paragraph" style:parent-style-name="Text_20_body">
      <loext:graphic-properties draw:fill="none"/>
      <style:paragraph-properties fo:margin-left="2cm" fo:margin-right="0cm" fo:margin-top="0cm" fo:margin-bottom="0.529cm" loext:contextual-spacing="false" fo:text-align="justify" style:justify-single-word="false" fo:orphans="0" fo:widows="0" fo:text-indent="0cm" style:auto-text-indent="false" fo:background-color="transparent" fo:padding="0cm" fo:border="none" fo:keep-with-next="auto"/>
      <style:text-properties fo:font-variant="normal" fo:text-transform="none" fo:color="#3c3b37" style:font-name="sf pro text" fo:font-size="12pt" fo:letter-spacing="normal" fo:font-style="normal" fo:font-weight="normal" style:font-size-asian="12pt" style:font-size-complex="12pt" loext:padding="0cm" loext:border="none"/>
    </style:style>
    <style:style style:name="P22" style:family="paragraph" style:parent-style-name="Text_20_body">
      <loext:graphic-properties draw:fill="none"/>
      <style:paragraph-properties fo:margin-left="2cm" fo:margin-right="0cm" fo:margin-top="0cm" fo:margin-bottom="0.529cm" loext:contextual-spacing="false" fo:text-align="justify" style:justify-single-word="false" fo:orphans="0" fo:widows="0" fo:text-indent="0cm" style:auto-text-indent="false" fo:background-color="transparent" fo:padding="0cm" fo:border="none"/>
      <style:text-properties fo:font-variant="normal" fo:text-transform="none" fo:color="#3c3b37" style:font-name="sf pro text" fo:font-size="12pt" fo:letter-spacing="normal" fo:font-style="normal" fo:font-weight="normal" style:font-size-asian="12pt" style:font-size-complex="12pt" loext:padding="0cm" loext:border="none"/>
    </style:style>
    <style:style style:name="P23" style:family="paragraph" style:parent-style-name="Text_20_body">
      <loext:graphic-properties draw:fill="none"/>
      <style:paragraph-properties fo:margin-left="2cm" fo:margin-right="0cm" fo:margin-top="0cm" fo:margin-bottom="0cm" loext:contextual-spacing="false" fo:text-align="justify" style:justify-single-word="false" fo:orphans="0" fo:widows="0" fo:text-indent="0cm" style:auto-text-indent="false" fo:background-color="transparent" fo:padding="0cm" fo:border="none" fo:keep-with-next="auto"/>
    </style:style>
    <style:style style:name="P24" style:family="paragraph" style:parent-style-name="Text_20_body" style:list-style-name="L1">
      <loext:graphic-properties draw:fill="none"/>
      <style:paragraph-properties fo:margin-left="2cm" fo:margin-right="0cm" fo:margin-top="0cm" fo:margin-bottom="0cm" loext:contextual-spacing="false" fo:text-align="justify" style:justify-single-word="false" fo:orphans="0" fo:widows="0" fo:text-indent="0cm" style:auto-text-indent="false" fo:background-color="transparent" fo:padding="0cm" fo:border="none" fo:keep-with-next="auto"/>
    </style:style>
    <style:style style:name="P25" style:family="paragraph" style:parent-style-name="Text_20_body">
      <loext:graphic-properties draw:fill="none"/>
      <style:paragraph-properties fo:margin-left="2cm" fo:margin-right="0cm" fo:margin-top="0cm" fo:margin-bottom="0cm" loext:contextual-spacing="false" fo:text-align="justify" style:justify-single-word="false" fo:orphans="0" fo:widows="0" fo:text-indent="0cm" style:auto-text-indent="false" fo:background-color="transparent" fo:padding="0cm" fo:border="none" fo:keep-with-next="auto"/>
      <style:text-properties fo:font-size="12pt" style:font-size-asian="12pt" style:font-size-complex="12pt"/>
    </style:style>
    <style:style style:name="P26" style:family="paragraph" style:parent-style-name="Text_20_body">
      <loext:graphic-properties draw:fill="none"/>
      <style:paragraph-properties fo:margin-left="2cm" fo:margin-right="0cm" fo:margin-top="0cm" fo:margin-bottom="0cm" loext:contextual-spacing="false" fo:orphans="0" fo:widows="0" fo:text-indent="0cm" style:auto-text-indent="false" fo:background-color="transparent" fo:padding="0cm" fo:border="none" fo:keep-with-next="auto"/>
    </style:style>
    <style:style style:name="P27" style:family="paragraph" style:parent-style-name="Text_20_body">
      <loext:graphic-properties draw:fill="none"/>
      <style:paragraph-properties fo:margin-left="2cm" fo:margin-right="0cm" fo:margin-top="0cm" fo:margin-bottom="0cm" loext:contextual-spacing="false" fo:text-align="justify" style:justify-single-word="false" fo:orphans="0" fo:widows="0" fo:text-indent="0cm" style:auto-text-indent="false" fo:background-color="transparent" fo:padding="0cm" fo:border="none"/>
    </style:style>
    <style:style style:name="P28" style:family="paragraph" style:parent-style-name="Text_20_body" style:master-page-name="">
      <loext:graphic-properties draw:fill="none"/>
      <style:paragraph-properties fo:margin-left="2cm" fo:margin-right="0cm" fo:margin-top="0cm" fo:margin-bottom="0cm" loext:contextual-spacing="false" fo:text-align="justify" style:justify-single-word="false" fo:orphans="0" fo:widows="0" fo:text-indent="0cm" style:auto-text-indent="false" style:page-number="auto" fo:background-color="transparent" fo:padding="0cm" fo:border="none" fo:keep-with-next="auto"/>
    </style:style>
    <style:style style:name="P29" style:family="paragraph" style:parent-style-name="Text_20_body">
      <loext:graphic-properties draw:fill="none"/>
      <style:paragraph-properties fo:margin-left="2cm" fo:margin-right="0cm" fo:margin-top="0cm" fo:margin-bottom="0.247cm" loext:contextual-spacing="false" fo:line-height="115%" fo:text-align="justify" style:justify-single-word="false" fo:text-indent="0cm" style:auto-text-indent="false" fo:background-color="transparent"/>
    </style:style>
    <style:style style:name="P30" style:family="paragraph" style:parent-style-name="Text_20_body">
      <loext:graphic-properties draw:fill="none"/>
      <style:paragraph-properties fo:margin-left="2cm" fo:margin-right="0cm" fo:margin-top="0cm" fo:margin-bottom="0.247cm" loext:contextual-spacing="false" fo:line-height="115%" fo:text-align="justify" style:justify-single-word="false" fo:text-indent="0cm" style:auto-text-indent="false" fo:background-color="transparent"/>
      <style:text-properties fo:font-variant="normal" fo:text-transform="none" fo:color="#3c3b37" style:font-name="sf pro text" fo:font-size="12pt" fo:letter-spacing="normal" fo:font-style="normal" fo:font-weight="normal" style:font-size-asian="12pt" style:font-size-complex="12pt" loext:padding="0cm" loext:border="none"/>
    </style:style>
    <style:style style:name="P31" style:family="paragraph" style:parent-style-name="Text_20_body" style:master-page-name="">
      <loext:graphic-properties draw:fill="none"/>
      <style:paragraph-properties fo:margin-left="2cm" fo:margin-right="0cm" fo:margin-top="0cm" fo:margin-bottom="0.247cm" loext:contextual-spacing="false" fo:line-height="115%" fo:text-align="justify" style:justify-single-word="false" fo:text-indent="0cm" style:auto-text-indent="false" style:page-number="auto" fo:background-color="transparent"/>
    </style:style>
    <style:style style:name="P32" style:family="paragraph" style:parent-style-name="Text_20_body" style:master-page-name="">
      <loext:graphic-properties draw:fill="none"/>
      <style:paragraph-properties fo:margin-left="2cm" fo:margin-right="0cm" fo:margin-top="0cm" fo:margin-bottom="0.247cm" loext:contextual-spacing="false" fo:line-height="115%" fo:text-align="justify" style:justify-single-word="false" fo:text-indent="0cm" style:auto-text-indent="false" style:page-number="auto" fo:background-color="transparent"/>
    </style:style>
    <style:style style:name="P33" style:family="paragraph" style:parent-style-name="Text_20_body">
      <style:paragraph-properties fo:margin-left="1.251cm" fo:margin-right="0cm" fo:text-indent="0cm" style:auto-text-indent="false"/>
    </style:style>
    <style:style style:name="T1" style:family="text">
      <style:text-properties fo:font-variant="normal" fo:text-transform="none" fo:color="#3c3b37" style:font-name="sf pro text" fo:font-size="13.5pt" fo:letter-spacing="normal" fo:font-style="normal" fo:font-weight="normal" loext:padding="0cm" loext:border="none"/>
    </style:style>
    <style:style style:name="T2" style:family="text">
      <style:text-properties fo:font-variant="normal" fo:text-transform="none" fo:color="#3c3b37" style:font-name="sf pro text" fo:font-size="13.5pt" fo:letter-spacing="normal" fo:font-style="normal" fo:font-weight="bold" loext:padding="0cm" loext:border="none"/>
    </style:style>
    <style:style style:name="T3" style:family="text">
      <style:text-properties fo:font-variant="normal" fo:text-transform="none" fo:color="#3c3b37" style:font-name="sf pro text" fo:letter-spacing="normal" fo:font-style="normal" fo:font-weight="normal" loext:padding="0cm" loext:border="none"/>
    </style:style>
    <style:style style:name="T4" style:family="text">
      <style:text-properties fo:font-variant="normal" fo:text-transform="none" fo:color="#3c3b37" style:font-name="sf pro text" fo:letter-spacing="normal" fo:font-style="normal" fo:font-weight="bold" loext:padding="0cm" loext:border="none"/>
    </style:style>
    <style:style style:name="T5" style:family="text">
      <style:text-properties fo:font-variant="normal" fo:text-transform="none" fo:color="#3c3b37" style:font-name="sf pro text" fo:font-size="12pt" fo:letter-spacing="normal" fo:font-style="normal" fo:font-weight="bold" style:font-size-asian="12pt" style:font-size-complex="12pt" loext:padding="0cm" loext:border="none"/>
    </style:style>
    <style:style style:name="T6" style:family="text">
      <style:text-properties fo:font-variant="normal" fo:text-transform="none" fo:color="#3c3b37" style:font-name="sf pro text" fo:font-size="12pt" fo:letter-spacing="normal" fo:font-style="normal" fo:font-weight="normal" style:font-size-asian="12pt" style:font-size-complex="12pt" loext:padding="0cm" loext:border="none"/>
    </style:style>
    <style:style style:name="T7" style:family="text">
      <style:text-properties fo:font-variant="normal" fo:text-transform="none" fo:color="#007791" style:text-line-through-style="none" style:text-line-through-type="none" style:font-name="sf pro text" fo:font-size="13.5pt" fo:letter-spacing="normal" fo:font-style="normal" style:text-underline-style="none" fo:font-weight="normal" style:text-blinking="false" fo:background-color="transparent" loext:char-shading-value="0" loext:padding="0cm" loext:border="none"/>
    </style:style>
    <style:style style:name="T8" style:family="text">
      <style:text-properties fo:font-variant="normal" fo:text-transform="none" fo:color="#007791" style:text-line-through-style="none" style:text-line-through-type="none" style:font-name="sf pro text" fo:letter-spacing="normal" fo:font-style="normal" style:text-underline-style="none" fo:font-weight="normal" style:text-blinking="false" fo:background-color="transparent" loext:char-shading-value="0" loext:padding="0cm" loext:border="none"/>
    </style:style>
    <style:style style:name="T9" style:family="text">
      <style:text-properties fo:font-variant="normal" fo:text-transform="none" fo:color="#007791" style:text-line-through-style="none" style:text-line-through-type="none" style:font-name="sf pro text" fo:font-size="12pt" fo:letter-spacing="normal" fo:font-style="normal" style:text-underline-style="none" fo:font-weight="normal" style:text-blinking="false" fo:background-color="transparent" loext:char-shading-value="0" style:font-size-asian="12pt" style:font-size-complex="12pt" loext:padding="0cm" loext:border="none"/>
    </style:style>
    <style:style style:name="T10" style:family="text">
      <style:text-properties fo:font-size="12pt" style:font-size-asian="12pt" style:font-size-complex="12pt"/>
    </style:style>
    <style:style style:name="T11" style:family="text">
      <style:text-properties officeooo:rsid="0006b2fd"/>
    </style:style>
    <style:style style:name="T12" style:family="text">
      <style:text-properties officeooo:rsid="00080f1e"/>
    </style:style>
    <style:style style:name="T13" style:family="text">
      <style:text-properties officeooo:rsid="0019929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23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2"/>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Índice</text:p>
          </text:index-title>
          <text:p text:style-name="P1"><text:a xlink:type="simple" xlink:href="#__RefHeading___Toc503_2925078917" text:style-name="Index_20_Link" text:visited-style-name="Index_20_Link">Capitulo 18: Leitura Complementar - Volumes EBS<text:tab/>2</text:a></text:p>
          <text:p text:style-name="P2"><text:a xlink:type="simple" xlink:href="#__RefHeading___Toc505_2925078917" text:style-name="Index_20_Link" text:visited-style-name="Index_20_Link">Volumes com SSD (uso intenso de IOPS)<text:tab/>2</text:a></text:p>
          <text:p text:style-name="P2"><text:a xlink:type="simple" xlink:href="#__RefHeading___Toc507_2925078917" text:style-name="Index_20_Link" text:visited-style-name="Index_20_Link">Volumes SSD de IOPS provisionadas (io1)<text:tab/>2</text:a></text:p>
          <text:p text:style-name="P2"><text:a xlink:type="simple" xlink:href="#__RefHeading___Toc509_2925078917" text:style-name="Index_20_Link" text:visited-style-name="Index_20_Link">Volumes de uso geral com SSD (gp2)<text:tab/>3</text:a></text:p>
          <text:p text:style-name="P2"><text:a xlink:type="simple" xlink:href="#__RefHeading___Toc511_2925078917" text:style-name="Index_20_Link" text:visited-style-name="Index_20_Link">Volumes sustentados por HDD (alto consumo de MB/s)<text:tab/>4</text:a></text:p>
          <text:p text:style-name="P2"><text:a xlink:type="simple" xlink:href="#__RefHeading___Toc513_2925078917" text:style-name="Index_20_Link" text:visited-style-name="Index_20_Link">Volumes HDD otimizados para throughput (st1)<text:tab/>4</text:a></text:p>
          <text:p text:style-name="P2"><text:a xlink:type="simple" xlink:href="#__RefHeading___Toc515_2925078917" text:style-name="Index_20_Link" text:visited-style-name="Index_20_Link">Volumes HDD frios (sc1)<text:tab/>4</text:a></text:p>
          <text:p text:style-name="P2"><text:a xlink:type="simple" xlink:href="#__RefHeading___Toc517_2925078917" text:style-name="Index_20_Link" text:visited-style-name="Index_20_Link">Amazon Data Lifecycle Manager for EBS Snapshots<text:tab/>4</text:a></text:p>
          <text:p text:style-name="P2"><text:a xlink:type="simple" xlink:href="#__RefHeading___Toc519_2925078917" text:style-name="Index_20_Link" text:visited-style-name="Index_20_Link">Volumes elásticos do Amazon EBS<text:tab/>5</text:a></text:p>
          <text:p text:style-name="P2"><text:a xlink:type="simple" xlink:href="#__RefHeading___Toc521_2925078917" text:style-name="Index_20_Link" text:visited-style-name="Index_20_Link">Snapshots do Amazon EBS<text:tab/>5</text:a></text:p>
          <text:p text:style-name="P2"><text:a xlink:type="simple" xlink:href="#__RefHeading___Toc523_2925078917" text:style-name="Index_20_Link" text:visited-style-name="Index_20_Link">Instâncias otimizadas para o Amazon EBS<text:tab/>7</text:a></text:p>
          <text:p text:style-name="P2"><text:a xlink:type="simple" xlink:href="#__RefHeading___Toc525_2925078917" text:style-name="Index_20_Link" text:visited-style-name="Index_20_Link">Disponibilidade e durabilidade do Amazon EBS<text:tab/>8</text:a></text:p>
          <text:p text:style-name="P2"><text:a xlink:type="simple" xlink:href="#__RefHeading___Toc527_2925078917" text:style-name="Index_20_Link" text:visited-style-name="Index_20_Link">A criptografia do Amazon EBS e o AWS Identity and Access Management<text:tab/>8</text:a></text:p>
          <text:p text:style-name="P1"><text:a xlink:type="simple" xlink:href="#__RefHeading___Toc532_2925078917" text:style-name="Index_20_Link" text:visited-style-name="Index_20_Link">Links<text:tab/>9</text:a></text:p>
          <text:p text:style-name="P1"><text:a xlink:type="simple" xlink:href="#__RefHeading___Toc534_2925078917" text:style-name="Index_20_Link" text:visited-style-name="Index_20_Link">Dicas<text:tab/>9</text:a></text:p>
        </text:index-body>
      </text:table-of-content>
      <text:h text:style-name="P14" text:outline-level="2"/>
      <text:h text:style-name="P6" text:outline-level="2"><text:bookmark-start text:name="__RefHeading___Toc503_2925078917"/>Capitulo 18: Leitura Complementar - Volumes EBS<text:bookmark-end text:name="__RefHeading___Toc503_2925078917"/></text:h>
      <text:p text:style-name="P19"><text:span text:style-name="T6">O Amazon Elastic Block Store (EBS) é um serviço de armazenamento de blocos de alta performance fácil de usar projetado para o uso com o Amazon Elastic Compute Cloud (EC2), tanto para cargas de trabalho com alta taxa de transferência de dados quanto com intenso consumo de transações em qualquer escala. Várias cargas de trabalho, como bancos de dados relacionais e não relacionais, aplicativos corporativos, aplicativos em contêiner, mecanismos de análise de big data, sistemas de arquivos e fluxos de trabalho de mídia são amplamente empregados no Amazon EBS.</text:span></text:p>
      <text:p text:style-name="P20">Você pode escolher entre quatro tipos de volume diferentes para equilibrar preço e desempenho ideais. Você pode alcançar latência abaixo de 10 milissegundos para cargas de trabalho de bancos de dados de alta performance, como o SAP HANA, ou transferência de dados de um gigabyte por segundo para cargas de trabalho sequenciais grandes, como o Hadoop. Você pode alterar os tipos de volume, ajustar a performance ou aumentar o tamanho do volume sem interromper seus aplicativos essenciais, assim terá armazenamento econômico quando precisar.</text:p>
      <text:p text:style-name="P21">Projetados para sistemas essenciais à missão, os volumes EBS são replicados em uma zona de disponibilidade (AZ) e podem ser facilmente escalonados para petabytes de dados. Além disso, é possível usar o EBS Snapshots com políticas de ciclo de vida automatizadas para fazer backup de seus volumes no Amazon S3 e, ao mesmo tempo, garantir a proteção geográfica de seus dados e da continuidade de negócios.</text:p>
      <text:h text:style-name="P7" text:outline-level="3"><text:bookmark-start text:name="__RefHeading___Toc505_2925078917"/><text:span text:style-name="Strong_20_Emphasis">Volumes com SSD (uso intenso de IOPS)</text:span><text:bookmark-end text:name="__RefHeading___Toc505_2925078917"/></text:h>
      <text:h text:style-name="P8" text:outline-level="3"><text:bookmark-start text:name="__RefHeading___Toc507_2925078917"/>Volumes SSD de IOPS provisionadas (io1)<text:bookmark-end text:name="__RefHeading___Toc507_2925078917"/></text:h>
      <text:p text:style-name="P21"/>
      <text:p text:style-name="P21">O IO1 é sustentado por unidades de estado sólido (SSDs) e é a opção de armazenamento de EBS com a maior performance para cargas de trabalho de banco de dados e aplicativos essenciais e com alto consumo de E/S, como também cargas de trabalho de banco de dados e data warehouse com alto consumo da taxa de transferência, como HBase, Vertica e Cassandra. Esses volumes são ideais para cargas de trabalho uso intenso de IOPS e de throughput que exigem uma latência extremamente baixa.</text:p>
      <text:p text:style-name="P23"><text:soft-page-break/><text:span text:style-name="T6">A instância IO1 foi criada para fornecer uma performance de referência consistente de até 50 IOPS/GB para um máximo de 64.000 IOPS e fornecer até 1.000 MB/s de throughput por volume1. Para maximizar o benefício das instâncias io1, recomendamos usar </text:span><text:a xlink:type="simple" xlink:href="https://aws.amazon.com/pt/ebs/features/#Amazon_EBS-Optimized_instances" office:target-frame-name="_blank" xlink:show="new" text:style-name="Internet_20_link" text:visited-style-name="Visited_20_Internet_20_Link"><text:span text:style-name="T9">instâncias do EC2 otimizadas para EBS</text:span></text:a><text:span text:style-name="T6">. O io1 foi projetado para atingir latências abaixo de 10 milissegundos e fornecer a performance provisionada durante 99,9% do tempo, quando conectado a instâncias do EC2 otimizadas para EBS. Para obter mais informações sobre os tipos de instância que podem ser executadas como instâncias otimizadas para EBS, consulte os </text:span><text:a xlink:type="simple" xlink:href="https://aws.amazon.com/ec2/instance-types/" office:target-frame-name="_blank" xlink:show="new" text:style-name="Internet_20_link" text:visited-style-name="Visited_20_Internet_20_Link"><text:span text:style-name="T9">tipos de instância do Amazon EC2</text:span></text:a><text:span text:style-name="T6">. Para obter mais informações sobre as diretrizes de performance do Amazon EBS, veja </text:span><text:a xlink:type="simple" xlink:href="http://docs.aws.amazon.com/AWSEC2/latest/UserGuide/EBSPerformance.html" office:target-frame-name="_blank" xlink:show="new" text:style-name="Internet_20_link" text:visited-style-name="Visited_20_Internet_20_Link"><text:span text:style-name="T9">como aumentar a performance do EBS</text:span></text:a><text:span text:style-name="T6">.</text:span></text:p>
      <text:p text:style-name="P23"><text:span text:style-name="T6"/></text:p>
      <text:p text:style-name="P21">1Para alcançar o limite de throughput de 64.000 IOPS e 1.000 MB/s, o volume deve estar conectado a uma instância do EC2 com o Nitro System</text:p>
      <text:h text:style-name="P9" text:outline-level="3"><text:bookmark-start text:name="__RefHeading___Toc509_2925078917"/>Volumes de uso geral com SSD (gp2)<text:bookmark-end text:name="__RefHeading___Toc509_2925078917"/></text:h>
      <text:p text:style-name="P25"><text:span text:style-name="T3"/></text:p>
      <text:p text:style-name="P28"><text:span text:style-name="T6">O GP2 é o tipo de volume do EBS padrão para instâncias do Amazon EC2. Esses volumes usam Solid-State Drives (SSDs – Unidades de estado sólido) e são indicados para uma grande variedade de cargas de trabalho transacionais, como ambientes de desenvolvimento/teste, aplicativos interativos de baixa latência e volumes de inicialização. A instância GP2 foi criada para oferecer latências inferiores a 10 milissegundos, fornecer uma performance de referência consistente de até 3 IOPS/GB (mínimo de 100 IOPS) para um máximo de 16.000 IOPS e fornecer até 250 MB/s de throughput por volume. Os volumes GP2 menores que 1 TB também podem chegar a até 3.000 IOPS. A E/S está incluída no preço do GP2, portanto você paga somente por GB de armazenamento provisionado. O GP2 foi criado para disponibilizar performance provisionada durante 99% do tempo. Se você precisa de um número maior de IOPS do que o disponibilizado pelo GP2, ou caso tenha uma carga de trabalho em que a baixa latência seja essencial, ou se ainda você precisa de uma estabilidade de performance maior, nós recomendamos o uso do IO1. Para maximizar a performance do gp2, recomendamos usar </text:span><text:a xlink:type="simple" xlink:href="https://aws.amazon.com/pt/ebs/features/#Amazon_EBS-Optimized_instances" office:target-frame-name="_blank" xlink:show="new" text:style-name="Internet_20_link" text:visited-style-name="Visited_20_Internet_20_Link"><text:span text:style-name="T9">instâncias do EC2 otimizadas para EBS</text:span></text:a><text:span text:style-name="T6">.</text:span></text:p>
      <text:p text:style-name="P25"><text:span text:style-name="T3"/></text:p>
      <text:h text:style-name="P8" text:outline-level="3"><text:bookmark-start text:name="__RefHeading___Toc511_2925078917"/><text:soft-page-break/><text:span text:style-name="Strong_20_Emphasis">Volumes sustentados por HDD (alto consumo de MB/s)</text:span><text:bookmark-end text:name="__RefHeading___Toc511_2925078917"/></text:h>
      <text:h text:style-name="P8" text:outline-level="3"><text:bookmark-start text:name="__RefHeading___Toc513_2925078917"/>Volumes HDD otimizados para throughput (st1)<text:bookmark-end text:name="__RefHeading___Toc513_2925078917"/></text:h>
      <text:p text:style-name="P25"><text:span text:style-name="T3"/></text:p>
      <text:p text:style-name="P27"><text:span text:style-name="T6">O ST1 é sustentado por unidades de disco rígido (HDDs) e é ideal para cargas de trabalho acessadas com frequência e com alto consumo da taxa de transferência com grandes conjuntos de dados e E/S extensas, como MapReduce, Kafka, processamento de logs, data warehouse e cargas de trabalho de ETL. Esses volumes disponibilizam performance ideal em termos de taxa de transferência, medida em MB/s, e incluem a capacidade de chegar até 250 MB/s por TB, com um parâmetro de taxa de transferência de 40 MB/s por TB e uma taxa de transferência máxima de 500 MB/s por volume. O ST1 foi criado para disponibilizar a performance de throughput esperada durante 99% do tempo e tem créditos de E/S suficientes para dar suporte a uma verificação de volume total na taxa de intermitência. Para maximizar a performance do st1, recomendamos usar </text:span><text:a xlink:type="simple" xlink:href="https://aws.amazon.com/pt/ebs/features/#Amazon_EBS-Optimized_instances" office:target-frame-name="_blank" xlink:show="new" text:style-name="Internet_20_link" text:visited-style-name="Visited_20_Internet_20_Link"><text:span text:style-name="T9">instâncias do EC2 otimizadas para EBS</text:span></text:a><text:span text:style-name="T6">.</text:span></text:p>
      <text:p text:style-name="P27"><text:span text:style-name="T6"/></text:p>
      <text:h text:style-name="P9" text:outline-level="3"><text:bookmark-start text:name="__RefHeading___Toc515_2925078917"/>Volumes HDD frios (sc1)<text:bookmark-end text:name="__RefHeading___Toc515_2925078917"/></text:h>
      <text:p text:style-name="P26"><text:span text:style-name="T1"/></text:p>
      <text:p text:style-name="P27"><text:span text:style-name="T6">O SC1 é sustentado por unidades de disco rígido (HDDs) e disponibiliza o custo mais baixo por GB de todos os tipos de volume do EBS. Ele é ideal para cargas de trabalho acessadas com frequência com grandes conjuntos de dados “frios”. Semelhante ao ST1, o SC1 disponibiliza um modelo de intermitência: esses volumes podem chegar até a 80 MB/s por TB, com um parâmetro de taxa de transferência de 12 MB/s por TB e uma taxa de transferência máxima de 250 MB/s por volume. Para dados acessados com pouca frequência, o SC1 disponibiliza um armazenamento muito barato. O SC1 foi criado para disponibilizar a performance de throughput esperada durante 99% do tempo e tem créditos de E/S suficientes para dar suporte a uma verificação de volume total na taxa de intermitência. Para maximizar a performance do sc1, recomendamos usar </text:span><text:a xlink:type="simple" xlink:href="https://aws.amazon.com/pt/ebs/features/#Amazon_EBS-Optimized_instances" office:target-frame-name="_blank" xlink:show="new" text:style-name="Internet_20_link" text:visited-style-name="Visited_20_Internet_20_Link"><text:span text:style-name="T9">instâncias do EC2 otimizadas para EBS</text:span></text:a><text:span text:style-name="T6">.</text:span></text:p>
      <text:p text:style-name="P27"><text:span text:style-name="T6"/></text:p>
      <text:h text:style-name="P9" text:outline-level="3"><text:bookmark-start text:name="__RefHeading___Toc517_2925078917"/>Amazon Data Lifecycle Manager for EBS Snapshots<text:bookmark-end text:name="__RefHeading___Toc517_2925078917"/></text:h>
      <text:p text:style-name="P21"/>
      <text:p text:style-name="P22">Data Lifecycle Manager for EBS Snapshots oferece uma forma simples e automatizada de fazer backup de dados armazenados em volumes do EBS, garantindo a criação e a exclusão de snapshots do EBS de <text:soft-page-break/>acordo com uma programação personalizada. Não é mais necessário usar scripts ou outras ferramentas para cumprir políticas de backup e retenção de dados específicas da sua organização ou do seu setor.</text:p>
      <text:p text:style-name="P21">Com o gerenciamento do ciclo de vida, você pode ter certeza de que os snapshots são limpos regularmente e controlar os custos. Basta marcar os volumes do EBS com tags e começar a criar políticas de ciclo de vida para a criação e o gerenciamento de backups. Use o Cloudwatch Events para monitorar as políticas e garantir a criação bem-sucedida dos backups.</text:p>
      <text:h text:style-name="P9" text:outline-level="3"><text:bookmark-start text:name="__RefHeading___Toc519_2925078917"/>Volumes elásticos do Amazon EBS<text:bookmark-end text:name="__RefHeading___Toc519_2925078917"/></text:h>
      <text:p text:style-name="P21">Os volumes elásticos são um recurso que permite que você se adapte facilmente aos volumes, conforme as alterações nas necessidades dos aplicativos. Os volumes elásticos permitem aumentar de modo dinâmico a capacidade, ajustar a performance e alterar o tipo de qualquer volume novo ou atual da geração presente sem nenhum tempo de inatividade ou impacto negativo na performance. Dimensione de modo correto e fácil sua implantação e se adapte às alterações na performance.</text:p>
      <text:p text:style-name="P21">Basta criar um volume com a capacidade e a performance necessárias hoje sabendo que você terá a capacidade de modificar a configuração do volume no futuro, o que economizará horas durante os ciclos de planejamento.</text:p>
      <text:p text:style-name="P21">Ao usar o Amazon CloudWatch com o AWS Lambda será possível automatizar alterações nos volumes para atender às necessidades dinâmicas de aplicativos.</text:p>
      <text:p text:style-name="P21">O recurso de volumes elásticos facilita a adaptação de recursos a demandas dinâmicas de aplicativos, o que proporciona a você a segurança de poder fazer modificações no futuro, conforme as mudanças das suas necessidades empresariais.</text:p>
      <text:h text:style-name="P9" text:outline-level="3"><text:bookmark-start text:name="__RefHeading___Toc521_2925078917"/>Snapshots do Amazon EBS<text:bookmark-end text:name="__RefHeading___Toc521_2925078917"/></text:h>
      <text:p text:style-name="P21">O Amazon EBS permite salvar snapshots pontuais dos seus volumes no Amazon S3. Os snapshots do Amazon EBS são armazenados de forma incremental: apenas os blocos que mudaram depois do último snapshot são salvos, e você é cobrado somente pelos blocos alterados. Se você tiver um dispositivo com 100 GB de dados, mas <text:soft-page-break/>apenas 5 GB tiverem mudado depois do último snapshot, um snapshot subsequente consumirá apenas 5 GB adicionais e você será cobrado apenas pelos 5 GB adicionais de armazenamento de snapshot, embora ambos os snapshots, anterior e último, pareçam completos.</text:p>
      <text:p text:style-name="P21">Ao excluir um snapshot, você removerá apenas os dados não necessários para qualquer outro snapshot. Todos os snapshots ativos contêm todas as informações necessárias para restaurar o volume para o instante em que o snapshot foi tirado. O tempo decorrido para restaurar dados alterados no volume em funcionamento é o mesmo para todos os snapshots.</text:p>
      <text:p text:style-name="P21">Os snapshots podem ser usados para criar vários volumes novos, expandir o tamanho de um volume ou mover volumes entre zonas de disponibilidade. Quando um novo volume é criado, você pode optar por criá-lo com base em um snapshot do Amazon EBS existente. Desse modo, o volume novo começa como uma réplica exata do snapshot.</text:p>
      <text:p text:style-name="P21">A seguir estão os principais recursos dos snapshots do Amazon EBS:</text:p>
      <text:list xml:id="list964080291" text:style-name="L1">
        <text:list-item>
          <text:p text:style-name="P24"><text:span text:style-name="Strong_20_Emphasis"><text:span text:style-name="T5">Acesso de leitura direta do EBS Snapshots </text:span></text:span><text:span text:style-name="T6">- Clientes podem usar as APIs diretas o EBS para o Snapshots para ler dados fora do snapshots e identificar as diferenças entre dois EBS snapshots sem precisar criar volumes de EBS e instâncias de EC2. As APIs diretas do EBS para Snapshots possibilitam parceiros de backup rastrear mudanças incrementais nos volumes de EBS de forma mais eficiente, fornecendo tempos de backup mais rápidos e objetivos do ponto de recuperação (RPOs) mais granulares para clientes da AWS a custos mais baixos. Para ais informações, consulte a </text:span><text:a xlink:type="simple" xlink:href="https://docs.aws.amazon.com/ebs/latest/APIReference/Welcome.html" office:target-frame-name="_blank" xlink:show="new" text:style-name="Internet_20_link" text:visited-style-name="Visited_20_Internet_20_Link"><text:span text:style-name="T9">documentação técnica</text:span></text:a><text:span text:style-name="T6"> das APIs diretas do EBS para Snapshots e a página de </text:span><text:a xlink:type="simple" xlink:href="https://aws.amazon.com/ebs/pricing/" office:target-frame-name="_blank" xlink:show="new" text:style-name="Internet_20_link" text:visited-style-name="Visited_20_Internet_20_Link"><text:span text:style-name="T9">definição de preço</text:span></text:a><text:span text:style-name="T6">.</text:span></text:p>
        </text:list-item>
        <text:list-item>
          <text:p text:style-name="P24"><text:span text:style-name="Strong_20_Emphasis"><text:span text:style-name="T5">Acesso imediato aos dados de volume do Amazon EBS</text:span></text:span><text:span text:style-name="T6"> – Depois que um volume é criado por meio de um snapshot, não é preciso esperar a transferência completa dos dados do Amazon S3 para o volume do Amazon EBS para que a instância conectada possa começar a acessar o volume. Os snapshots do Amazon EBS implementam o carregamento atrasado para que você possa usá-lo imediatamente.</text:span></text:p>
        </text:list-item>
        <text:list-item>
          <text:p text:style-name="P24"><text:span text:style-name="Strong_20_Emphasis"><text:span text:style-name="T5">Performance instantânea total em volumes do EBS restaurados a partir de snapshots</text:span></text:span><text:span text:style-name="T6"> - Por uma cobrança adicional por horas, você pode habilitar a restauração rápida de snapshots </text:span><text:soft-page-break/><text:span text:style-name="T6">(FSR) para terem acesso de baixa latência a dados restaurados a partir de snapshots. Os volumes do EBS restaurados a partir de snapshots com a FSR habilitada receberão a performance total instantaneamente. Para obter mais informações, consulte a </text:span><text:a xlink:type="simple" xlink:href="https://docs.aws.amazon.com/AWSEC2/latest/UserGuide/ebs-fast-snapshot-restore.html" office:target-frame-name="_blank" xlink:show="new" text:style-name="Internet_20_link" text:visited-style-name="Visited_20_Internet_20_Link"><text:span text:style-name="T9">documentação técnica sobre FSR</text:span></text:a><text:span text:style-name="T6"> e a página de </text:span><text:a xlink:type="simple" xlink:href="https://aws.amazon.com/ebs/pricing/" office:target-frame-name="_blank" xlink:show="new" text:style-name="Internet_20_link" text:visited-style-name="Visited_20_Internet_20_Link"><text:span text:style-name="T9">definição de preço</text:span></text:a><text:span text:style-name="T6">.</text:span></text:p>
        </text:list-item>
        <text:list-item>
          <text:p text:style-name="P24"><text:span text:style-name="Strong_20_Emphasis"><text:span text:style-name="T5">Redimensionamento de volumes do Amazon EBS</text:span></text:span><text:span text:style-name="T6"> – Existem dois métodos que podem ser usados para redimensionar um volume do Amazon EBS. Se você criar um novo volume baseado em um snapshot, poderá especificar um tamanho maior para o novo volume. Com o recurso de </text:span><text:a xlink:type="simple" xlink:href="https://aws.amazon.com/pt/ebs/features/#Amazon_EBS_Elastic_Volumes" office:target-frame-name="_blank" xlink:show="new" text:style-name="Internet_20_link" text:visited-style-name="Visited_20_Internet_20_Link"><text:span text:style-name="T9">volumes elásticos</text:span></text:a><text:span text:style-name="T6">, será possível aumentar de modo dinâmico os volumes ativos sem o uso de snapshots. Verifique se o sistema de arquivos e o aplicativo são compatíveis com o redimensionamento de um dispositivo.</text:span></text:p>
        </text:list-item>
        <text:list-item>
          <text:p text:style-name="P24"><text:span text:style-name="Strong_20_Emphasis"><text:span text:style-name="T5">Compartilhar snapshots do Amazon EBS</text:span></text:span><text:span text:style-name="T6"> – A capacidade de compartilhamento dos snapshots do Amazon EBS simplifica o compartilhamento de dados com os seus colegas de trabalho ou outros na comunidade AWS. Os usuários autorizados podem criar seus próprios volumes do Amazon EBS com base nos seus snapshots compartilhados do Amazon EBS; o seu snapshot original permanece intacto. Se desejar, você também poderá disponibilizar dados publicamente para todos os usuários da AWS. Para obter mais informações sobre como compartilhar snapshots, visite </text:span><text:a xlink:type="simple" xlink:href="http://docs.aws.amazon.com/AWSEC2/latest/UserGuide/ebs-modifying-snapshot-permissions.html" office:target-frame-name="_blank" xlink:show="new" text:style-name="Internet_20_link" text:visited-style-name="Visited_20_Internet_20_Link"><text:span text:style-name="T9">Como modificar as permissões do snapshot</text:span></text:a><text:span text:style-name="T6">.</text:span></text:p>
        </text:list-item>
        <text:list-item>
          <text:p text:style-name="P24"><text:span text:style-name="Strong_20_Emphasis"><text:span text:style-name="T5">Como copiar snapshots do Amazon EBS entre regiões da AWS</text:span></text:span><text:span text:style-name="T6"> – A capacidade que o Amazon EBS tem de copiar snapshots entre regiões da AWS facilita a utilização das várias regiões da AWS para expansão geográfica, migração de datacenter e recuperação de desastres. Você pode copiar qualquer snapshot acessível: os snapshots que você criou, os snapshots compartilhados com você e os snapshots do AWS Marketplace, VM Import/Export e AWS Storage Gateway. Para obter mais informações, leia </text:span><text:a xlink:type="simple" xlink:href="http://docs.aws.amazon.com/AWSEC2/latest/UserGuide/ebs-copy-snapshot.html" office:target-frame-name="_blank" xlink:show="new" text:style-name="Internet_20_link" text:visited-style-name="Visited_20_Internet_20_Link"><text:span text:style-name="T9">Como copiar um snapshot do Amazon EBS.</text:span></text:a></text:p>
        </text:list-item>
      </text:list>
      <text:h text:style-name="P9" text:outline-level="3"><text:bookmark-start text:name="__RefHeading___Toc523_2925078917"/>Instâncias otimizadas para o Amazon EBS<text:bookmark-end text:name="__RefHeading___Toc523_2925078917"/></text:h>
      <text:p text:style-name="P23"><text:span text:style-name="T6">Por uma pequena </text:span><text:a xlink:type="simple" xlink:href="https://aws.amazon.com/ebs/pricing/" office:target-frame-name="_blank" xlink:show="new" text:style-name="Internet_20_link" text:visited-style-name="Visited_20_Internet_20_Link"><text:span text:style-name="T9">taxa horária</text:span></text:a><text:span text:style-name="T6"> adicional, os clientes podem executar alguns tipos de instâncias do Amazon EC2 como instâncias otimizadas para o EBS. As instâncias otimizadas para EBS permitem que instâncias do EC2 usem totalmente as IOPS provisionadas em um volume do EBS.</text:span></text:p>
      <text:p text:style-name="P21">As instâncias otimizadas para EBS fornecem taxa de transferência dedicada entre o Amazon EC2 e o Amazon EBS, com opções de 500 a 19.000 megabits por segundo (Mbps), dependendo do tipo de <text:soft-page-break/>instância usado. A taxa de transferência dedicada minimiza a contenção entre a E/S do Amazon EBS e outro tráfego da sua instância do EC2, fornecendo a melhor performance para os volumes do EBS.</text:p>
      <text:p text:style-name="P21">As instâncias otimizadas para o EBS são projetadas para utilização com todos os tipos de volumes do Amazon EBS.</text:p>
      <text:p text:style-name="P23"><text:span text:style-name="T6">Para obter mais informações sobre os tipos de instância que podem ser executados como instâncias otimizadas para o EBS, visite </text:span><text:a xlink:type="simple" xlink:href="http://docs.aws.amazon.com/AWSEC2/latest/UserGuide/EBSOptimized.html" office:target-frame-name="_blank" xlink:show="new" text:style-name="Internet_20_link" text:visited-style-name="Visited_20_Internet_20_Link"><text:span text:style-name="T9">Tipos de instância do Amazon EC2</text:span></text:a><text:span text:style-name="T6">.</text:span></text:p>
      <text:h text:style-name="P10" text:outline-level="3"><text:bookmark-start text:name="__RefHeading___Toc525_2925078917"/>Disponibilidade e durabilidade do Amazon EBS<text:bookmark-end text:name="__RefHeading___Toc525_2925078917"/></text:h>
      <text:p text:style-name="P31"><text:span text:style-name="T6">Os volumes do Amazon EBS são projetados para serem altamente disponíveis e confiáveis. Sem custos adicionais, os dados dos volumes do Amazon EBS são duplicados em vários servidores em uma zona de disponibilidade para evitar perdas de dados causadas por falha em qualquer componente único. Para obter detalhes, leia o </text:span><text:a xlink:type="simple" xlink:href="https://aws.amazon.com/ec2/sla/" office:target-frame-name="_blank" xlink:show="new" text:style-name="Internet_20_link" text:visited-style-name="Visited_20_Internet_20_Link"><text:span text:style-name="T9">acordo de nível de serviço do Amazon EC2 e EBS</text:span></text:a><text:span text:style-name="T6">.</text:span></text:p>
      <text:p text:style-name="P30">Os volumes do Amazon EBS são projetados para ter uma taxa anual de falhas (AFR) entre 0,1% e 0,2%, em que falha significa uma perda completa ou parcial do volume, dependendo do tamanho e da performance do volume. Isso torna os volumes do EBS 20 vezes mais confiáveis que unidades de disco normais do mercado, que falham com uma taxa média de falha (AFR) de cerca de 4%. Por exemplo, se você usar 1.000 volumes do EBS por um ano, poderá ocorrer de uma a duas falhas. O EBS também oferece um recurso de snapshot, que é uma boa forma de fazer backups point-in-time dos seus dados.</text:p>
      <text:p text:style-name="P29"><text:span text:style-name="T6">Para saber mais sobre os snapshots do Amazon EBS e sobre como realizar backups momentâneos dos seus volumes, acesse </text:span><text:a xlink:type="simple" xlink:href="https://aws.amazon.com/pt/ebs/features/#Amazon_EBS_Snapshots" office:target-frame-name="_blank" xlink:show="new" text:style-name="Internet_20_link" text:visited-style-name="Visited_20_Internet_20_Link"><text:span text:style-name="T9">aqui</text:span></text:a><text:span text:style-name="T6">.</text:span></text:p>
      <text:h text:style-name="P10" text:outline-level="3"><text:bookmark-start text:name="__RefHeading___Toc527_2925078917"/>A criptografia do Amazon EBS e o AWS Identity and Access Management<text:bookmark-end text:name="__RefHeading___Toc527_2925078917"/></text:h>
      <text:p text:style-name="P31"><text:bookmark-start text:name="__RefHeading___Toc529_2925078917"/><text:span text:style-name="T6">O Amazon EBS oferece criptografia sem falhas de volumes de dados, volumes de inicialização e snapshots do EBS, o que elimina a necessidade de criar e gerenciar uma infraestrutura de gerenciamento de chaves segura. A criptografia do EBS possibilita a segurança de dados ociosos criptografando volumes de dados, volumes de inicialização e snapshots, usando chaves gerenciadas pela Amazon ou chaves criadas e gerenciadas usando o </text:span><text:a xlink:type="simple" xlink:href="https://aws.amazon.com/kms/" office:target-frame-name="_blank" xlink:show="new" text:style-name="Internet_20_link" text:visited-style-name="Visited_20_Internet_20_Link"><text:span text:style-name="T9">AWS Key Management Service</text:span></text:a><text:span text:style-name="T6"> (KMS). Além disso, a criptografia ocorre nos </text:span><text:soft-page-break/><text:span text:style-name="T6">servidores que hospedam as instâncias do EC2, oferecendo criptografia de dados durante seu trânsito entre as instâncias do EC2 e os volumes de dados e inicialização do EBS. Para obter mais informações, visite a criptografia do Amazon EBS no </text:span><text:a xlink:type="simple" xlink:href="http://docs.aws.amazon.com/AWSEC2/latest/UserGuide/EBSEncryption.html" office:target-frame-name="_blank" xlink:show="new" text:style-name="Internet_20_link" text:visited-style-name="Visited_20_Internet_20_Link"><text:span text:style-name="T9">Guia do usuário do Amazon EC2</text:span></text:a><text:span text:style-name="T6">.</text:span><text:bookmark-end text:name="__RefHeading___Toc529_2925078917"/></text:p>
      <text:p text:style-name="P29"><text:span text:style-name="T6">O acesso aos volumes do Amazon EBS é integrado ao AWS Identity and Access Management (IAM). O IAM possibilita o controle de acesso aos seus volumes do Amazon EBS. Para obter mais informações, visite </text:span><text:a xlink:type="simple" xlink:href="https://aws.amazon.com/iam/" office:target-frame-name="_blank" xlink:show="new" text:style-name="Internet_20_link" text:visited-style-name="Visited_20_Internet_20_Link"><text:span text:style-name="T9">AWS Identity and Access Management</text:span></text:a><text:span text:style-name="T6">.</text:span></text:p>
      <text:h text:style-name="P5" text:outline-level="2"/>
      <text:h text:style-name="P6" text:outline-level="2"><text:span text:style-name="T13">Capitulo 24: </text:span>Leitura Complementar - O que são os Load Balancers</text:h>
      <text:h text:style-name="Heading_20_3" text:outline-level="3"><text:span text:style-name="Strong_20_Emphasis">O que é o Application Load Balancer?</text:span></text:h>
      <text:p text:style-name="P17">O Application Load Balancer opera no nível de solicitação (camada 7), roteando tráfego a destinos como instâncias do EC2, contêineres endereços IP e funções do Lambda de acordo com o conteúdo da solicitação. Ideal para load balancing avançado de tráfego HTTP e HTTPS, o Application Load Balancer oferece roteamento avançado de solicitações para a entrega de arquiteturas de aplicativos modernos, incluindo microsserviços e aplicativos baseados em contêineres. O Application Load Balancer simplifica e aprimora a segurança dos aplicativos, garantindo que as cifras e os protocolos SSL/TLS mais recentes sejam sempre usados.</text:p>
      <text:h text:style-name="P11" text:outline-level="4">--- Principais recursos</text:h>
      <text:p text:style-name="P16"><text:span text:style-name="Strong_20_Emphasis"><text:span text:style-name="T2">Balanceamento de carga da camada 7</text:span></text:span><text:span text:style-name="T1"><text:line-break/>Você pode usar load balancing de aplicativos HTTP/HTTPS e usar recursos específicos da camada 7, como os cabeçalhos X-Forwarded-For.</text:span></text:p>
      <text:p text:style-name="P16"><text:span text:style-name="Strong_20_Emphasis"><text:span text:style-name="T2">Suporte ao HTTPS</text:span></text:span><text:span text:style-name="T1"><text:line-break/>O Application Load Balancer é compatível com a terminação de HTTPS entre os clientes e o load balancer. Os Application Load Balancers também oferecem o gerenciamento de certificados SSL por meio do AWS Identity and Access Management (IAM) e do AWS Certificate Manager para políticas de segurança predefinidas.</text:span></text:p>
      <text:p text:style-name="P16"><text:soft-page-break/><text:span text:style-name="Strong_20_Emphasis"><text:span text:style-name="T2">Server Name Indication (SNI)</text:span></text:span><text:span text:style-name="T1"><text:line-break/>O Server Name Indication (SNI – Indicação de nome de servidor) é uma extensão do protocolo TLS quer permite que o cliente indique o nome de host a ser conectado no início do handshake do TLS. O load balancer pode apresentar vários certificados pelo mesmo listener seguro, o que permite oferecer suporte a diversos sites seguros usando um único listener seguro. Os Application Load Balancers também oferecem suporte a um algoritmo inteligente de seleção de certificado com SNI. Se o nome de host indicado por um cliente corresponder a vários certificados, o load balancer determinará o melhor certificado a usar considerando vários fatores, incluindo os recursos do cliente.</text:span></text:p>
      <text:p text:style-name="P16"><text:span text:style-name="Strong_20_Emphasis"><text:span text:style-name="T2">Endereços IP como destinos</text:span></text:span><text:span text:style-name="T1"><text:line-break/>É possível balancear a carga de qualquer aplicativo hospedado na AWS ou no local usando os endereços IP dos back-ends do aplicativo como destinos. Isso permite fazer o balanceamento da carga para um back-end de aplicativo hospedado em qualquer endereço IP e em qualquer interface em uma instância. Cada aplicativo hospedado na mesma instância pode ter um grupo de segurança associado e usar a mesma porta. Você também pode usar endereços IP como destinos para balancear a carga de aplicativos hospedados localmente (por meio do Direct Connect ou de uma conexão VPN), em VPCs emparelhadas e no EC2-Classic (usando o ClassicLink). A capacidade de balancear carga entre recursos na AWS e no local ajuda a executar migrações, bursting ou failover para a nuvem.</text:span></text:p>
      <text:p text:style-name="P16"><text:span text:style-name="Strong_20_Emphasis"><text:span text:style-name="T2">Funções do Lambda como destinos</text:span></text:span><text:span text:style-name="T1"><text:line-break/>O Application Load Balancer é compatível com a invocação das funções do Lambda para atender a solicitações HTTP(S), permitindo que os usuários acessem aplicativos sem servidor de qualquer cliente HTTP, incluindo navegadores da Web. Você pode registrar as funções Lambda como destinos para um load balancer e utilizar o suporte a regras de roteamento baseado em conteúdo para rotear solicitações para funções Lambda diferentes. Você pode usar um Application Load Balancer como um endpoint HTTP comum para aplicativos que usam servidores e computação sem servidor. Você pode criar um site inteiro usando funções Lambda ou combinar instâncias do EC2, contêineres, servidores locais e funções Lambda para criar aplicativos.</text:span></text:p>
      <text:p text:style-name="P16"><text:soft-page-break/><text:span text:style-name="Strong_20_Emphasis"><text:span text:style-name="T2">Alta disponibilidade</text:span></text:span><text:span text:style-name="T1"><text:line-break/>Um Application Load Balancer exige que você especifique mais de uma zona de disponibilidade. Você pode distribuir o tráfego de entrada entre os seus destinos em várias zonas de disponibilidade. Um Application Load Balancer escala automaticamente sua capacidade de gerenciamento de solicitações em resposta ao tráfego de entrada dos aplicativos.</text:span></text:p>
      <text:p text:style-name="P16"><text:span text:style-name="Strong_20_Emphasis"><text:span text:style-name="T2">Recursos de segurança</text:span></text:span><text:span text:style-name="T1"><text:line-break/>Ao utilizar uma Amazon Virtual Private Cloud (VPC), você pode criar e gerenciar grupos de segurança associados ao Elastic Load Balancing para disponibilizar opções adicionais de rede e segurança. Você pode configurar um Application Load Balancer voltado para a Internet ou criar um load balancer sem endereço IP público para atuar como load balancer interno (não voltado para a Internet).</text:span></text:p>
      <text:p text:style-name="P16"><text:span text:style-name="Strong_20_Emphasis"><text:span text:style-name="T2">Roteamento baseado em conteúdo</text:span></text:span><text:span text:style-name="T1"><text:line-break/>Se o aplicativo for composto por vários serviços individuais, um Application Load Balancer poderá rotear uma solicitação para um serviço com base no conteúdo da solicitação.</text:span></text:p>
      <text:p text:style-name="P16"><text:span text:style-name="Strong_20_Emphasis"><text:span text:style-name="T2">Roteamento baseado em host</text:span></text:span><text:span text:style-name="T1"><text:line-break/>Você pode rotear uma solicitação de cliente baseada no campo Host do cabeçalho de HTTP. Dessa forma, é possível rotear do mesmo load balancer para vários domínios.</text:span></text:p>
      <text:p text:style-name="P16"><text:span text:style-name="Strong_20_Emphasis"><text:span text:style-name="T2">Roteamento baseado em caminho</text:span></text:span><text:span text:style-name="T1"><text:line-break/>Você pode rotear uma solicitação de cliente baseada no caminho de URL do cabeçalho HTTP.</text:span></text:p>
      <text:p text:style-name="P16"><text:span text:style-name="Strong_20_Emphasis"><text:span text:style-name="T2">Roteamento baseado em cabeçalho HTTP</text:span></text:span><text:span text:style-name="T1"><text:line-break/>Você pode rotear uma solicitação de cliente baseada no valor de qualquer cabeçalho HTTP padrão ou personalizado.</text:span></text:p>
      <text:p text:style-name="P16"><text:span text:style-name="Strong_20_Emphasis"><text:span text:style-name="T2">Roteamento baseado em método HTTP</text:span></text:span><text:span text:style-name="T1"><text:line-break/>Você pode rotear uma solicitação de cliente baseada em qualquer método HTTP padrão ou personalizado.</text:span></text:p>
      <text:p text:style-name="P16"><text:span text:style-name="Strong_20_Emphasis"><text:span text:style-name="T2">Roteamento baseado em parâmetros de sequência de caracteres de consulta</text:span></text:span><text:span text:style-name="T1"><text:line-break/>Você pode rotear uma solicitação de cliente baseada na sequência de caracteres de consulta ou de parâmetros de consulta.</text:span></text:p>
      <text:p text:style-name="P16"><text:span text:style-name="Strong_20_Emphasis"><text:span text:style-name="T2">Roteamento baseado em CIDR de endereço IP de origem</text:span></text:span><text:span text:style-name="T1"><text:line-break/>Você pode rotear uma solicitação de cliente baseada no CIDR do endereço IP de origem de onde a solicitação for proveniente.</text:span></text:p>
      <text:p text:style-name="P16"><text:soft-page-break/><text:span text:style-name="Strong_20_Emphasis"><text:span text:style-name="T2">Suporte a aplicativos conteinerizados</text:span></text:span><text:span text:style-name="T1"><text:line-break/>O Application Load Balancer oferece suporte aprimorado a contêineres, executando load balancing entre várias portas na mesma instância do Amazon EC2. A estreita integração com o Amazon EC2 Container Service (ECS) disponibiliza uma oferta de contêineres gerenciada. O ECS permite que você especifique uma porta dinâmica na definição de tarefas do ECS, disponibilizando ao contêiner uma porta não utilizada quando programado na instância do EC2. O programador do ECS adiciona automaticamente a tarefa ao load balancer usando essa porta.</text:span></text:p>
      <text:p text:style-name="P16"><text:span text:style-name="Strong_20_Emphasis"><text:span text:style-name="T2">Suporte ao HTTP/2</text:span></text:span><text:span text:style-name="T1"><text:line-break/>O HTTP/2 é uma nova versão do HyperText Transfer Protocol (HTTP) que usa uma única conexão multiplexada para permitir que várias solicitações sejam enviadas na mesma conexão. Ela também compacta dados de cabeçalho antes de enviá-los em formato binário e oferece compatibilidade com conexões SSL para os clientes.</text:span></text:p>
      <text:p text:style-name="P16"><text:span text:style-name="Strong_20_Emphasis"><text:span text:style-name="T2">Suporte aos WebSockets</text:span></text:span><text:span text:style-name="T1"><text:line-break/>O WebSockets permite que um servidor troque mensagens em tempo real com usuários finais sem que eles precisem solicitar uma atualização (ou pesquisar por uma) ao servidor. O protocolo WebSockets disponibiliza canais de comunicação bidirecionais entre um cliente e um servidor por meio de uma conexão TCP de longa execução.</text:span></text:p>
      <text:p text:style-name="P16"><text:span text:style-name="Strong_20_Emphasis"><text:span text:style-name="T2">Suporte nativo ao IPv6</text:span></text:span><text:span text:style-name="T1"><text:line-break/>Os Application Load Balancers oferecem suporte nativo ao Internet Protocol versão 6 (IPv6) em uma VPC. Dessa forma, os clientes podem se conectar ao Application Load Balancer por meio do IPv4 ou do IPv6.</text:span></text:p>
      <text:p text:style-name="P16"><text:span text:style-name="Strong_20_Emphasis"><text:span text:style-name="T2">Sticky sessions</text:span></text:span><text:span text:style-name="T1"><text:line-break/>As sticky sessions são um mecanismo usado para rotear solicitações do mesmo cliente para o mesmo destino. O Application Load Balancer oferece suporte a sticky sessions usando cookies gerados por load balancers. Se você habilitar as sticky sessions, o mesmo destino receberá a solicitação e você poderá usar o cookie para recuperar o contexto da sessão. Esse recurso de sticky sessions, ou stickiness, é definido por grupo de destinos.</text:span></text:p>
      <text:p text:style-name="P16"><text:soft-page-break/><text:span text:style-name="Strong_20_Emphasis"><text:span text:style-name="T2">Verificações de integridade</text:span></text:span><text:span text:style-name="T1"><text:line-break/>Um Application Load Balancer roteia o tráfego apenas para destinos sem problemas. Com um Application Load Balancer, você obtém melhores insights sobre a integridade dos aplicativos de duas maneiras: (1) aprimoramentos na verificação de integridade que permitem configurar códigos de erro detalhados entre 200 e 499. As verificações de integridade permitem monitorar a integridade de cada um dos serviços por trás do load balancer; e (2) novas métricas que fornecem insights sobre o tráfego de cada um dos serviços em execução em uma instância do EC2.</text:span></text:p>
      <text:p text:style-name="P16"><text:span text:style-name="Strong_20_Emphasis"><text:span text:style-name="T2">Monitoramento operacional</text:span></text:span><text:span text:style-name="T1"><text:line-break/>O Amazon CloudWatch relata métricas do Application Load Balancer como número de solicitações, número de erros, tipos de erro e latência de solicitações.</text:span></text:p>
      <text:p text:style-name="P16"><text:span text:style-name="Strong_20_Emphasis"><text:span text:style-name="T2">Registro em log</text:span></text:span><text:span text:style-name="T1"><text:line-break/>Você pode usar o recurso de logs de acesso para registrar todas as solicitações enviadas para o load balancer e armazenar os logs no Amazon S3 para análise posterior. Os logs são compactados e têm uma extensão de arquivo gzip. Os logs compactados economizam espaço de armazenamento e largura de banda usada em transferências, além de serem úteis para o diagnóstico de falhas de aplicativos e a análise de tráfego da web.</text:span></text:p>
      <text:p text:style-name="P17">Você também pode usar o AWS CloudTrail para registrar as chamadas de API do Application Load Balancer na sua conta e entregar arquivos de log. O histórico de chamadas de API permite executar análises de segurança, rastrear alterações de recursos e realizar auditorias de conformidade.</text:p>
      <text:p text:style-name="P16"><text:span text:style-name="Strong_20_Emphasis"><text:span text:style-name="T2">Proteção contra exclusão</text:span></text:span><text:span text:style-name="T1"><text:line-break/>Você pode habilitar o recurso de proteção contra exclusão em um Application Load Balancer para impedir que ele seja excluído acidentalmente.</text:span></text:p>
      <text:p text:style-name="P16"><text:soft-page-break/><text:span text:style-name="Strong_20_Emphasis"><text:span text:style-name="T2">Solicite o monitoramento</text:span></text:span><text:span text:style-name="T1"><text:line-break/>O Application Load Balancer injeta o “X-Amzn-Trace-Id”, um novo cabeçalho HTTP identificador personalizado, a todas as solicitações enviadas para o load balancer. O monitoramento de solicitações permite rastrear uma solicitação por meio de seu ID único conforme a solicitação passa pelos vários serviços que compõem sites e aplicativos distribuídos. É possível usar o identificador de monitoramento exclusivo para descobrir qualquer problema de performance ou atraso na pilha de aplicativos com a mesma granularidade de uma solicitação individual.</text:span></text:p>
      <text:p text:style-name="P16"><text:span text:style-name="Strong_20_Emphasis"><text:span text:style-name="T2">Firewall de aplicativos web</text:span></text:span><text:span text:style-name="T1"><text:line-break/>Você já pode usar o AWS WAF para proteger aplicativos web em Application Load Balancers. O AWS WAF é um firewall de aplicativos web que ajuda a proteger esses aplicativos contra exploits comuns na web que podem afetar a disponibilidade do aplicativo, comprometer a segurança ou consumir recursos em excesso.</text:span></text:p>
      <text:p text:style-name="P16"><text:span text:style-name="Strong_20_Emphasis"><text:span text:style-name="T2">Modo de início lento com o algoritmo de balanceamento de carga<text:line-break/></text:span></text:span><text:span text:style-name="T1">O Application Load Balancer aceita um algoritmo de balanceamento de carga round-robin. Além disso, o Application Load Balancer aceita o modo de início lento com o algoritmo Round Robin que permite que você adicione novos destinos sem sobrecarregá-los com uma enxurrada de solicitações. Com o modo de início lento, os destinos são ativados antes de aceitarem a parte de solicitações que são cabíveis a eles com base em um período de aumento na quantidade especificado por você. O início lento é muito útil para aplicativos que dependem do cache e precisam de um período de ativação antes de poderem responder a solicitações com a performance ideal.</text:span></text:p>
      <text:p text:style-name="P16"><text:soft-page-break/><text:span text:style-name="Strong_20_Emphasis"><text:span text:style-name="T2">Autenticação de usuários<text:line-break/></text:span></text:span><text:span text:style-name="T1">Você pode descarregar a funcionalidade de autenticação dos seus aplicativos no Application Load Balancer. O Application Load Balancer autenticará com segurança os usuários, conforme eles acessarem os aplicativos na nuvem. O Application Load Balancer é perfeitamente integrado ao Amazon Cognito, o que permite que usuários finais façam a autenticação por meio de provedores de identidade social, como Google, Facebook e Amazon, e por meio de provedores de identidade empresarial, como Microsoft Active Directory via SAML ou qualquer provedor de identidade (IdP) em conformidade com o OpenID Connect. Se você já tiver uma solução personalizada de IdP compatível com o OpenID Connect, o Application Load Balancer também poderá autenticar usuários empresariais ao estabelecer conexão diretamente com seu provedor de identidade.</text:span></text:p>
      <text:p text:style-name="P16"><text:span text:style-name="Strong_20_Emphasis"><text:span text:style-name="T2">Redirecionamentos<text:line-break/></text:span></text:span><text:span text:style-name="T1">O Application Load Balancer pode redirecionar uma solicitação recebida de um URL para outro. Isso inclui a capacidade de redirecionar solicitações HTTP para solicitações HTTPS, o que permite cumprir metas de conformidade para navegação segura, alcançar uma melhor posição nas pesquisas e obter uma alta pontuação de SSL/TLS para o site. Também é possível usar redirecionamentos para enviar os usuários a um site diferente, como de uma versão antiga de um aplicativo para a nova.</text:span></text:p>
      <text:p text:style-name="P16"><text:span text:style-name="Strong_20_Emphasis"><text:span text:style-name="T2">Resposta fixa</text:span></text:span><text:span text:style-name="T1"><text:line-break/>O Application Load Balancer pode controlar quais solicitações de cliente são atendidas pelos aplicativos. Isso permite responder a solicitações recebidas com códigos de erro HTTP e mensagens de erro personalizadas do próprio load balancer, sem enviar a solicitação para o aplicativo.</text:span></text:p>
      <text:p text:style-name="P17">=======================================================================================</text:p>
      <text:p text:style-name="P16"><text:span text:style-name="Strong_20_Emphasis"><text:span text:style-name="T2">O que é o Network Load Balancer?</text:span></text:span></text:p>
      <text:p text:style-name="P17"><text:soft-page-break/>O Network Load Balancer opera no nível de conexão (camada 4), roteando conexões a destinos como instâncias do Amazon EC2, microsserviços e contêineres em uma Amazon Virtual Private Cloud (Amazon VPC) de acordo com os dados do protocolo IP. Ideal para o balanceamento de carga de tráfego TCP e UDP, o Network Load Balancer é capaz de processar milhões de solicitações por segundo mantendo latências ultrabaixas. O Network Load Balancer é otimizado para gerenciar padrões de tráfego súbitos e voláteis usando um único endereço IP estático por zona de disponibilidade. Ele é integrado a outros serviços populares da AWS, como Auto Scaling, Amazon EC2 Container Service (ECS), Amazon CloudFormation e AWS Certificate Manager (ACM).</text:p>
      <text:h text:style-name="P11" text:outline-level="4">--- Principais recursos</text:h>
      <text:p text:style-name="P16"><text:span text:style-name="Strong_20_Emphasis"><text:span text:style-name="T2">Load balancing baseado em conexões</text:span></text:span><text:span text:style-name="T1"><text:line-break/>Você pode fazer balanceamento de carga de tráfego TCP e UDP, roteando conexões para destinos como instâncias do Amazon EC2, microsserviços e contêineres.</text:span></text:p>
      <text:p text:style-name="P16"><text:span text:style-name="Strong_20_Emphasis"><text:span text:style-name="T2">Alta disponibilidade</text:span></text:span><text:span text:style-name="T1"><text:line-break/>O Network Load Balancer é altamente disponível. Ele recebe tráfego de clientes e o distribui entre destinos na mesma zona de disponibilidade. Além disso, o load balancer monitora a integridade dos destinos registrados e garante que o roteamento seja feito apenas para destinos íntegros. Quando o load balancer detecta um destino com problemas de integridade, cessa o roteamento de tráfego para esse destino e roteia o tráfego para os demais destinos íntegros. Se todos os seus destinos em uma zona de disponibilidade tiverem problemas de integridade e você tiver configurado destinos em outra zona de disponibilidade, o Network Load Balancer fará automaticamente um failover para rotear o tráfego para destinos íntegros nas outras zonas de disponibilidade.</text:span></text:p>
      <text:p text:style-name="P16"><text:span text:style-name="Strong_20_Emphasis"><text:span text:style-name="T2">Alto throughput</text:span></text:span><text:span text:style-name="T1"><text:line-break/>O Network Load Balancer foi criado para assimilar o crescimento de tráfego e pode fazer load balancing de milhões de solicitações por segundo. Além disso, também absorve padrões de tráfego súbitos e voláteis.</text:span></text:p>
      <text:p text:style-name="P16"><text:soft-page-break/><text:span text:style-name="Strong_20_Emphasis"><text:span text:style-name="T2">Baixa latência</text:span></text:span><text:span text:style-name="T1"><text:line-break/>O Network Load Balancer oferece latências extremamente baixas para aplicativos que dependem de latência.</text:span></text:p>
      <text:p text:style-name="P16"><text:span text:style-name="Strong_20_Emphasis"><text:span text:style-name="T2">Preservação de endereço IP de origem</text:span></text:span><text:span text:style-name="T1"><text:line-break/>O Network Load Balancer preserva o IP de origem do lado do cliente, o que permite que o back-end veja o endereço IP do cliente. Esse endereço pode ser usado em processamento adicional pelos aplicativos.</text:span></text:p>
      <text:p text:style-name="P16"><text:span text:style-name="Strong_20_Emphasis"><text:span text:style-name="T2">Suporte a IP estático</text:span></text:span><text:span text:style-name="T1"><text:line-break/>O Network Load Balancer fornece automaticamente um IP estático por zona de disponibilidade (sub-rede) que pode ser usado pelos aplicativos como IP de front-end do load balancer.</text:span></text:p>
      <text:p text:style-name="P16"><text:span text:style-name="Strong_20_Emphasis"><text:span text:style-name="T2">Suporte a IP elástico</text:span></text:span><text:span text:style-name="T1"><text:line-break/>Além disso, o Network Load Balancer oferece a opção de atribuir um IP elástico por zona de disponibilidade (sub-rede), fornecendo assim o seu próprio IP fixo.</text:span></text:p>
      <text:p text:style-name="P16"><text:span text:style-name="Strong_20_Emphasis"><text:span text:style-name="T2">Transferência de carga de TLS</text:span></text:span></text:p>
      <text:p text:style-name="P17">O Network Load Balancer suporta o término da sessão TLS do cliente. Isso permite que você descarregue tarefas de término TLS para o load balancer, preservando o endereço IP de origem para os seus aplicativos back-end. Você pode escolher entre políticas de segurança predefinidas para seus listeners TLS, a fim de atender aos padrões de conformidade e segurança. Pode ser usado o AWS Certificate Manager (ACM) ou AWS Identity and Access Management (IAM) para gerenciar os certificados do seu servidor.</text:p>
      <text:p text:style-name="P17">Você pode usar a SNI para atender a vários sites seguros por meio de um único listener TLS. Se o nome do host no cliente corresponder a vários certificados, o load balancer selecionará o melhor deles, que será usado com base em um algoritmo de seleção inteligente.</text:p>
      <text:p text:style-name="P16"><text:soft-page-break/><text:span text:style-name="Strong_20_Emphasis"><text:span text:style-name="T2">Verificações de integridade</text:span></text:span><text:span text:style-name="T1"><text:line-break/>O Network Load Balancer oferece suporte a verificações de integridade de destinos de rede e aplicativos. A integridade da rede é baseada na resposta geral do destino ao tráfego normal. Se o destino responder lentamente ou não responder a novas conexões, o load balancer marcará esse destino como não disponível. As verificações de integridade dos aplicativos também podem ser usadas para obter mais detalhes. A sondagem periódica de um URL específico em um determinado destino permite integrar a integridade do aplicativo real. Uma visibilidade completa das verificações de integridade e dos possíveis motivos de falha também é disponibilizada por meio de “códigos de motivo” na API do Network Load Balancer e nas métricas do Amazon CloudWatch anexadas às verificações de integridade de destinos. Esse recurso proporciona diagnósticos rápidos e depuração avançada.</text:span></text:p>
      <text:p text:style-name="P16"><text:span text:style-name="Strong_20_Emphasis"><text:span text:style-name="T2">Failover de DNS</text:span></text:span><text:span text:style-name="T1"><text:line-break/>Se não houver destinos íntegros registrados no Network Load Balancer ou se os nós do Network Load Balancer em uma determinada zona apresentarem problemas de integridade, o Amazon Route 53 direcionará o tráfego para nós de load balancer em outras zonas de disponibilidade.</text:span></text:p>
      <text:p text:style-name="P16"><text:span text:style-name="Strong_20_Emphasis"><text:span text:style-name="T2">Integração com o Amazon Route 53</text:span></text:span><text:span text:style-name="T1"><text:line-break/>Caso o Network Load Balancer não responda, a integração com o Route 53 removerá o endereço IP do load balancer indisponível do serviço e direcionará o tráfego para um Network Load Balancer alternativo em outra região.</text:span></text:p>
      <text:p text:style-name="P16"><text:span text:style-name="Strong_20_Emphasis"><text:span text:style-name="T2">Integração com os serviços da AWS</text:span></text:span><text:span text:style-name="T1"><text:line-break/>O Network Load Balancer é integrado a outros serviços da AWS, como Auto Scaling, Elastic Container Service (ECS), CloudFormation, Elastic BeanStalk, CloudWatch, Config, CloudTrail, CodeDeploy e AWS Certificate Manager (ACM).</text:span></text:p>
      <text:p text:style-name="P16"><text:span text:style-name="Strong_20_Emphasis"><text:span text:style-name="T2">Conexões TCP de longa vida</text:span></text:span><text:span text:style-name="T1"><text:line-break/>O Network Load Balancer oferece suporte a conexões TCP de longa vida, ideais para aplicativos do tipo WebSocket.</text:span></text:p>
      <text:p text:style-name="P16"><text:soft-page-break/><text:span text:style-name="Strong_20_Emphasis"><text:span text:style-name="T2">Suporte a APIs centralizadas</text:span></text:span><text:span text:style-name="T1"><text:line-break/>O Network Load Balancer usa a mesma API que o Application Load Balancer. Dessa forma, você pode trabalhar com grupos de destinos, verificações de integridade e usar load balancing em várias portas na mesma instância do Amazon EC2 para oferecer suporte a aplicativos conteinerizados.</text:span></text:p>
      <text:p text:style-name="P16"><text:span text:style-name="Strong_20_Emphasis"><text:span text:style-name="T2">Monitoramento e auditoria robustos</text:span></text:span><text:span text:style-name="T1"><text:line-break/>O Amazon CloudWatch relata métricas do Network Load Balancer. O CloudWatch fornece métricas como Active Flow Count, Healthy Host Count, New Flow Count e Processed Bytes, entre outras. O Network Load Balancer também é integrado ao AWS CloudTrail. O CloudTrail rastreia as chamadas de API ao Network Load Balancer.</text:span></text:p>
      <text:p text:style-name="P16"><text:span text:style-name="Strong_20_Emphasis"><text:span text:style-name="T2">Registro em logs aprimorado</text:span></text:span><text:span text:style-name="T1"><text:line-break/>Você pode usar o recurso de logs de fluxo para registrar todas as solicitações enviadas ao load balancer. Os logs de fluxo capturam informações sobre o tráfego IP que percorre as interfaces de rede na VPC. Os dados de logs de fluxo são armazenados usando o Amazon CloudWatch Logs.<text:line-break/>Quando os listeners TLS são adicionados ao Network Load Balancer, é possível optar por ativar os logs de acesso, que serão enviados para um bucket do S3 de sua preferência. Os logs de acesso capturam informações sobre todas as conexões TLS recebidas por seu listener, proporcionando visibilidade dos handshakes TLS bem-sucedidos e com falha.</text:span></text:p>
      <text:p text:style-name="P16"><text:span text:style-name="Strong_20_Emphasis"><text:span text:style-name="T2">Isolamento zonal</text:span></text:span><text:span text:style-name="T1"><text:line-break/>O Network Load Balancer foi criado para arquiteturas de aplicativos em uma única zona. Se algo na zona de disponibilidade falhar, executaremos automaticamente failover para outras zonas de disponibilidade íntegras. Recomendamos que os clientes configurem o load balancer e os destinos em várias AZs para obter alta disponibilidade. No entanto, o Network Load Balancer pode ser habilitado em uma única zona de disponibilidade para oferecer suporte a arquiteturas que exigem isolamento zonal.</text:span></text:p>
      <text:p text:style-name="P18"/>
      <text:p text:style-name="P17">=======================================================================================</text:p>
      <text:p text:style-name="P16"><text:soft-page-break/><text:span text:style-name="Strong_20_Emphasis"><text:span text:style-name="T2">O que é o Classic Load Balancer?</text:span></text:span></text:p>
      <text:p text:style-name="P17">O Classic Load Balancer fornece load balancing básico entre diversas instâncias do Amazon EC2 e opera com solicitações e conexões. O Classic Load Balancer é destinado a aplicativos criados dentro da rede EC2-Classic. Para uso em uma Virtual Private Cloud (VPC), recomendamos o Application Load Balancer para a camada 7 e o Network Load Balancer para a camada 4.</text:p>
      <text:h text:style-name="P11" text:outline-level="4">--- Principais recursos</text:h>
      <text:p text:style-name="P16"><text:span text:style-name="Strong_20_Emphasis"><text:span text:style-name="T2">Alta disponibilidade</text:span></text:span><text:span text:style-name="T1"><text:line-break/>Você pode distribuir o tráfego de entrada entre instâncias do Amazon EC2 em uma única zona de disponibilidade ou em várias zonas de disponibilidade. O Classic Load Balancer escala automaticamente sua capacidade de gerenciamento de solicitações em resposta ao tráfego de aplicativos recebido.</text:span></text:p>
      <text:p text:style-name="P16"><text:span text:style-name="Strong_20_Emphasis"><text:span text:style-name="T2">Verificações de integridade</text:span></text:span><text:span text:style-name="T1"><text:line-break/>O Classic Load Balancer pode detectar a integridade das instâncias do Amazon EC2. Quando detecta problemas de integridade em instâncias do EC2, ele desvia o tráfego dessas instâncias e distribui a carga entre as instâncias íntegras restantes.</text:span></text:p>
      <text:p text:style-name="P16"><text:span text:style-name="Strong_20_Emphasis"><text:span text:style-name="T2">Recursos de segurança</text:span></text:span><text:span text:style-name="T1"><text:line-break/>Uma Amazon Virtual Private Cloud (Amazon VPC) permite que você crie e gerencie grupos de segurança associados ao Classic Load Balancer para disponibilizar opções adicionais de rede e segurança. Você também pode criar um Classic Load Balancer sem endereços IP públicos para funcionarem como um load balancer interno (que não seja voltado para a Internet).</text:span></text:p>
      <text:p text:style-name="P16"><text:span text:style-name="Strong_20_Emphasis"><text:span text:style-name="T2">Transferência de carga de SSL</text:span></text:span><text:span text:style-name="T1"><text:line-break/>Os Classic Load Balancers oferecem suporte à terminação de SSL, que inclui a transferência de cargas de descriptografia SSL de instâncias do aplicativo, o gerenciamento centralizado de certificados SSL e a criptografia para instâncias de back-end com autenticação opcional de chave pública. O suporte flexível a cifra permite que você controle as cifras e protocolos que o load balancer apresenta aos clientes.</text:span></text:p>
      <text:p text:style-name="P16"><text:soft-page-break/><text:span text:style-name="Strong_20_Emphasis"><text:span text:style-name="T2">Sticky sessions</text:span></text:span><text:span text:style-name="T1"><text:line-break/>Os Classic Load Balancers permitem unir sessões de usuário a instâncias do Amazon EC2 específicas usando cookies. O tráfego será direcionado para as mesmas instâncias, conforme o usuário continua a acessar o seu aplicativo.</text:span></text:p>
      <text:p text:style-name="P16"><text:span text:style-name="Strong_20_Emphasis"><text:span text:style-name="T2">Suporte ao IPv6</text:span></text:span><text:span text:style-name="T1"><text:line-break/>O Classic Load Balancer oferece suporte ao uso do Internet Protocol versão 4 e 6 (IPv4 e IPv6) em redes do EC2-Classic.</text:span></text:p>
      <text:p text:style-name="P16"><text:span text:style-name="Strong_20_Emphasis"><text:span text:style-name="T2">Balanceamento de carga das camadas 4 ou 7</text:span></text:span><text:span text:style-name="T1"><text:line-break/>Você pode usar load balancing de aplicativos HTTP/HTTPS e usar recursos específicos da camada 7, como o X-Forwarded e sessões unidas. O balanceamento estrito de carga da camada 4 também pode ser usado para aplicativos que dependem apenas do protocolo TCP.</text:span></text:p>
      <text:p text:style-name="P16"><text:span text:style-name="Strong_20_Emphasis"><text:span text:style-name="T2">Monitoramento operacional</text:span></text:span><text:span text:style-name="T1"><text:line-break/>As métricas do Classic Load Balancer, como o número e a latência de solicitações, são reportadas pelo Amazon CloudWatch.</text:span></text:p>
      <text:p text:style-name="P16"><text:span text:style-name="Strong_20_Emphasis"><text:span text:style-name="T2">Registro em log</text:span></text:span><text:span text:style-name="T1"><text:line-break/>Use o recurso de registro de logs de acesso para gravar todas as requisições enviadas para o seu load balancer e armazene os registros de log no Amazon S3 para análise posterior. Os logs são úteis para diagnosticar falhas de aplicativo e analisar o tráfego da web. Você pode usar o AWS CloudTrail para registrar as chamadas de API do Classic Load Balancer na sua conta e entregar arquivos de log. O histórico de chamadas de API permite executar análises de segurança, rastrear alterações de recursos e realizar auditorias de conformidade.</text:span></text:p>
      <text:p text:style-name="P12"/>
      <text:h text:style-name="Heading_20_2" text:outline-level="2"><text:bookmark-start text:name="__RefHeading___Toc532_2925078917"/>Links<text:bookmark-end text:name="__RefHeading___Toc532_2925078917"/></text:h>
      <text:p text:style-name="P33"><text:a xlink:type="simple" xlink:href="https://aws.amazon.com/pt/ec2/instance-types/" text:style-name="Internet_20_link" text:visited-style-name="Visited_20_Internet_20_Link">https://aws.amazon.com/pt/ec2/instance-types/</text:a> </text:p>
      <text:p text:style-name="P33"><text:a xlink:type="simple" xlink:href="https://aws.amazon.com/ec2/pricing/" text:style-name="Internet_20_link" text:visited-style-name="Visited_20_Internet_20_Link">https://aws.amazon.com/ec2/pricing/</text:a> </text:p>
      <text:p text:style-name="P33"><text:a xlink:type="simple" xlink:href="https://aws.amazon.com/pt/ebs/features/?nc=sn&amp;loc=1" text:style-name="Internet_20_link" text:visited-style-name="Visited_20_Internet_20_Link">https://aws.amazon.com/pt/ebs/features/?nc=sn&amp;loc=1</text:a> </text:p>
      <text:p text:style-name="P33"/>
      <text:h text:style-name="Heading_20_2" text:outline-level="2"><text:bookmark-start text:name="__RefHeading___Toc534_2925078917"/>Dicas<text:bookmark-end text:name="__RefHeading___Toc534_2925078917"/></text:h>
      <text:list xml:id="list104617489" text:style-name="L2">
        <text:list-item>
          <text:p text:style-name="P15"><text:span text:style-name="T12">A região de North Virginia recebe as atualizações primeiro.</text:span></text:p>
        </text:list-item>
      </text:list>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f pro text" svg:font-family="'sf pro text', apple-system, BlinkMacSystemFont, Roboto,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6pt" fo:font-weight="bold" style:font-size-asian="16pt" style:font-weight-asian="bold" style:font-size-complex="16pt" style:font-weight-complex="bold"/>
    </style:style>
    <style:style style:name="MP2" style:family="paragraph" style:parent-style-name="Header">
      <style:paragraph-properties fo:text-align="center" style:justify-single-word="false" fo:padding="0.049cm" fo:border-left="none" fo:border-right="none" fo:border-top="none" fo:border-bottom="0.06pt solid #000000"/>
      <style:text-properties fo:font-size="14pt" fo:font-weight="bold" officeooo:rsid="00040ee2" officeooo:paragraph-rsid="00040ee2" style:font-size-asian="14pt" style:font-weight-asian="bold" style:font-size-complex="14pt" style:font-weight-complex="bold"/>
    </style:style>
    <style:style style:name="MT1" style:family="text">
      <style:text-properties officeooo:rsid="0006b2fd"/>
    </style:style>
    <style:page-layout style:name="Mpm1">
      <style:page-layout-properties fo:page-width="21.001cm" fo:page-height="29.7cm" style:num-format="1" style:print-orientation="portrait" fo:margin-top="0.873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2.593cm" fo:margin-bottom="0.499cm"/>
      </style:header-style>
      <style:footer-style/>
    </style:page-layout>
  </office:automatic-styles>
  <office:master-styles>
    <style:master-page style:name="Standard" style:page-layout-name="Mpm1">
      <style:header>
        <text:p text:style-name="MP1">Certificação Amazon AWS Certified Developer Associate</text:p>
        <text:p text:style-name="MP1"/>
        <text:p text:style-name="MP2">Notas <text:span text:style-name="MT1">Complementares</text:span> e observações</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3T08:35:13.527997434</meta:creation-date>
    <dc:date>2021-05-03T15:42:31.117784935</dc:date>
    <meta:editing-duration>PT2H21M38S</meta:editing-duration>
    <meta:editing-cycles>6</meta:editing-cycles>
    <meta:generator>LibreOffice/6.4.7.2$Linux_X86_64 LibreOffice_project/40$Build-2</meta:generator>
    <meta:document-statistic meta:table-count="0" meta:image-count="0" meta:object-count="0" meta:page-count="22" meta:paragraph-count="141" meta:word-count="6174" meta:character-count="39102" meta:non-whitespace-character-count="33067"/>
  </office:meta>
</office:document-meta>
</file>